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52000002B40D3713DEA71B28E9.png" manifest:media-type="image/png"/>
  <manifest:file-entry manifest:full-path="Pictures/100000010000039D00000284E0D716E2E7EC1BE1.png" manifest:media-type="image/png"/>
  <manifest:file-entry manifest:full-path="Pictures/100000010000039800000205601E381BA507C7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39d" officeooo:paragraph-rsid="0015739d"/>
    </style:style>
    <style:style style:name="P2" style:family="paragraph" style:parent-style-name="Standard">
      <style:text-properties officeooo:rsid="0018e39c" officeooo:paragraph-rsid="0018e39c"/>
    </style:style>
    <style:style style:name="P3" style:family="paragraph" style:parent-style-name="Standard">
      <style:text-properties officeooo:rsid="00196c1a" officeooo:paragraph-rsid="00196c1a"/>
    </style:style>
    <style:style style:name="P4" style:family="paragraph" style:parent-style-name="Standard">
      <style:text-properties officeooo:rsid="0019782c" officeooo:paragraph-rsid="0019782c"/>
    </style:style>
    <style:style style:name="P5" style:family="paragraph" style:parent-style-name="Standard">
      <style:text-properties fo:language="en" fo:country="US" officeooo:rsid="0019782c" officeooo:paragraph-rsid="0019782c"/>
    </style:style>
    <style:style style:name="P6" style:family="paragraph" style:parent-style-name="Standard">
      <style:text-properties fo:language="en" fo:country="US" officeooo:rsid="001b68fc" officeooo:paragraph-rsid="001b68fc"/>
    </style:style>
    <style:style style:name="P7" style:family="paragraph" style:parent-style-name="Standard">
      <style:text-properties officeooo:rsid="001b68fc" officeooo:paragraph-rsid="001b68fc"/>
    </style:style>
    <style:style style:name="P8" style:family="paragraph" style:parent-style-name="Standard">
      <style:text-properties officeooo:rsid="00196c1a" officeooo:paragraph-rsid="00196c1a"/>
    </style:style>
    <style:style style:name="P9" style:family="paragraph" style:parent-style-name="Standard">
      <style:text-properties officeooo:rsid="001dd0f1" officeooo:paragraph-rsid="001dd0f1"/>
    </style:style>
    <style:style style:name="P10" style:family="paragraph" style:parent-style-name="Standard">
      <style:text-properties officeooo:rsid="00202180" officeooo:paragraph-rsid="00202180"/>
    </style:style>
    <style:style style:name="P11" style:family="paragraph" style:parent-style-name="Standard">
      <style:text-properties officeooo:rsid="0020a7e1" officeooo:paragraph-rsid="0020a7e1"/>
    </style:style>
    <style:style style:name="P12" style:family="paragraph" style:parent-style-name="Standard">
      <style:text-properties officeooo:rsid="00224f8b" officeooo:paragraph-rsid="00224f8b"/>
    </style:style>
    <style:style style:name="T1" style:family="text">
      <style:text-properties officeooo:rsid="00196c1a"/>
    </style:style>
    <style:style style:name="T2" style:family="text">
      <style:text-properties officeooo:rsid="001a512c"/>
    </style:style>
    <style:style style:name="T3" style:family="text">
      <style:text-properties fo:font-weight="bold"/>
    </style:style>
    <style:style style:name="T4" style:family="text">
      <style:text-properties officeooo:rsid="001b68fc"/>
    </style:style>
    <style:style style:name="T5" style:family="text">
      <style:text-properties officeooo:rsid="001dd0f1"/>
    </style:style>
    <style:style style:name="T6" style:family="text">
      <style:text-properties officeooo:rsid="00202180"/>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24f8b"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 Kernel from Scratch</text:p>
      <text:p text:style-name="P1"/>
      <text:p text:style-name="P4">Intel mimarisine ve çekirdek geliştirme ile ilgili bilgiler edineceğiz. Bootloader yazacağız. Kernel içeriğinde bellek yönetimi ve process yönetimine dair bilgiler edineceğiz.</text:p>
      <text:p text:style-name="P4"/>
      <text:p text:style-name="P4">- <text:span text:style-name="T2">İlklenme Adımları</text:span></text:p>
      <text:p text:style-name="P4">- <text:span text:style-name="T2">BIOS ROM’dan çalıştırılır.</text:span></text:p>
      <text:p text:style-name="P5">On IBM-compatible PCs (basically, everything) <text:span text:style-name="T3">the final two bytes of the 512-byte MBR</text:span> are called the boot signature and are used by the BIOS to determine if the selected boot drive is actually bootable or not. On a disk that contains valid bootstrap code, the last two bytes of the MBR should always be 0x55 0xAA.</text:p>
      <text:p text:style-name="P6">BIOS loads the bootlaoder into RAM at absolute address 0x7C00</text:p>
      <text:p text:style-name="P6"/>
      <text:p text:style-name="P4">- <text:span text:style-name="T2">BIOS, Bootloader ı çalıştırır</text:span></text:p>
      <text:p text:style-name="P4">- <text:span text:style-name="T2">Bootloader çekirdeği yükler</text:span></text:p>
      <text:p text:style-name="P4"/>
      <text:p text:style-name="P4"><text:tab/></text:p>
      <text:p text:style-name="P4"/>
      <text:p text:style-name="P4">- Bootloader</text:p>
      <text:p text:style-name="P1"/>
      <text:p text:style-name="P2">Kurumları tamamladık ve artık QEMU başlatmak için ilk bootloader uygulamamızı yazacağız. Bunun için basit bir Hello World bootloader nasıl yazılır bunu öğrendik. Terminale karakter bastırmak için BIOS un sağladığı interrupt servisi kullanıldı. Bu liste internetten erişebilir (Ralf Brown’s Interrupt List). Bunu yapmak için gerekli register listesi kod içerisinde yorumlar ile birlikte verilmiştir. Bu assembly dosyası sonrasında derlenerek binary dosyaya dönüştürüldü ve QEMU başlatılırken -hda bayrağı ile sağlanır. İlgili <text:span text:style-name="T1">(Derleme ve QEMU başlatma) </text:span>terminal komutları:</text:p>
      <text:p text:style-name="P2"/>
      <text:p text:style-name="P2"><text:tab/>nasm -f bin ./boot.asm -o ./boot.bin</text:p>
      <text:p text:style-name="P2"><text:tab/>qemu-system-x86_64 -hda ./boot.bin</text:p>
      <text:p text:style-name="P2"/>
      <text:p text:style-name="P3"><draw:frame draw:style-name="fr2" draw:name="Image2" text:anchor-type="char" svg:x="3.6972in" svg:y="0.6693in" svg:width="3.5661in" svg:height="2.1283in" draw:z-index="1"><draw:image xlink:href="Pictures/100000010000039800000205601E381BA507C7C2.png" xlink:type="simple" xlink:show="embed" xlink:actuate="onLoad" draw:mime-type="image/png"/></draw:frame><draw:frame draw:style-name="fr2" draw:name="Image1" text:anchor-type="char" svg:x="-0.0673in" svg:y="0.6354in" svg:width="3.3744in" svg:height="2.2118in" draw:z-index="0"><draw:image xlink:href="Pictures/100000010000039D00000284E0D716E2E7EC1BE1.png" xlink:type="simple" xlink:show="embed" xlink:actuate="onLoad" draw:mime-type="image/png"/></draw:frame>Ek olarak, boot.bin dosyası incelendiğinde 512 byte boyutunda ve 0xAA55 ile bittiği gözlemlenebilir.</text:p>
      <text:p text:style-name="P3"/>
      <text:p text:style-name="P3"/>
      <text:p text:style-name="P3">----------- -----------</text:p>
      <text:p text:style-name="P3"/>
      <text:p text:style-name="P3">- <text:span text:style-name="T4">Real Mode (Compatibility Mode)</text:span></text:p>
      <text:p text:style-name="P3"/>
      <text:p text:style-name="P7"><text:soft-page-break/>1MB RAM’e erişilebilir. Tek seferde erişilebilir bit sayısı 16’dır. Segmentation Memory Model şeklinde erişim yapılır. Bu nedenle bize verilen bellek segmentinde 65535 adresine erişilebilir. No memory and hardware security is available.</text:p>
      <text:p text:style-name="P3"/>
      <text:p text:style-name="P3">- <text:span text:style-name="T5">Segmentation Memory Model</text:span></text:p>
      <text:p text:style-name="P3"/>
      <text:p text:style-name="P9">Bellek bölgesi segment ve offset ile erişilir. (Segment Register kullanılır). 8086 işlemci için bulunan segment’ler</text:p>
      <text:p text:style-name="P9">- CS Code Segment</text:p>
      <text:p text:style-name="P9">- SS Stack Segment</text:p>
      <text:p text:style-name="P9">- DS Data Segment</text:p>
      <text:p text:style-name="P9">- ES Extra Segment</text:p>
      <text:p text:style-name="P9"><text:tab/>Absolute Offset = (Segment Register * 16) + Offset</text:p>
      <text:p text:style-name="P9"/>
      <text:p text:style-name="P9">Farklı segment register’ları için farklı instruction’lar kullanılır. Örneğin, loadsb DS:SI register kombinasyonunu kullanır. (DS: Segment Register, SI: Offset). </text:p>
      <text:p text:style-name="P9">Örneğin, 0x7C1F adresine erişmek için şu kod bloğu kullanılabilir.</text:p>
      <text:p text:style-name="P9">_________________</text:p>
      <text:p text:style-name="P9">| ORG 0</text:p>
      <text:p text:style-name="P9">| mov ax, 0x7C0</text:p>
      <text:p text:style-name="P9">| mod ds, ax</text:p>
      <text:p text:style-name="P9">| mov si, *x1F</text:p>
      <text:p text:style-name="P9">| loadsb</text:p>
      <text:p text:style-name="P9">--------------------------</text:p>
      <text:p text:style-name="P9"/>
      <text:p text:style-name="P9">- <text:span text:style-name="T6">Bootloader ı gerçek bir donanımda kullanmak üzere hazırlamak</text:span></text:p>
      <text:p text:style-name="P10">Bazı BIOS’lar parametre bekleyebilir. Bunu görmek için OSDev Wiki sayfasında BSP (Boot Parameter Block) kısmına bakılabilir. Bazı parametreleri içerir ve bunların yazılmasını bekler. Sitedeki örnekte gözüken BPB bakılınca 33 byte kadarlık bytes ı bootloader’a eklemek gereklidir.</text:p>
      <text:p text:style-name="P10"/>
      <text:p text:style-name="P10"><draw:frame draw:style-name="fr1" draw:name="Image3" text:anchor-type="char" svg:x="0.1299in" svg:y="0.002in" svg:width="6.6929in" svg:height="2.8626in" draw:z-index="2"><draw:image xlink:href="Pictures/1000000100000652000002B40D3713DEA71B28E9.png" xlink:type="simple" xlink:show="embed" xlink:actuate="onLoad" draw:mime-type="image/png"/></draw:frame></text:p>
      <text:p text:style-name="P10"/>
      <text:p text:style-name="P11">Bootloader ı gerçek bir makinede test için önce Bootlaoder’ı bir USB ye yazacağız (“burrn”, “yakmak”). Terminal açılır..</text:p>
      <text:p text:style-name="P11"><text:tab/></text:p>
      <text:p text:style-name="P11"><text:tab/>| sudo fdisk -l <text:s text:c="5"/>//cihazda olan tüm disklere ait bilgiler gözükür. <text:span text:style-name="T7">dev</text:span><text:span text:style-name="T8">/sdb bizim USB miz <text:tab/><text:tab/><text:tab/><text:tab/>olabilir. </text:span><text:span text:style-name="T9">Virtual machine de denediğimde usb’mi göremedim.</text:span></text:p>
      <text:p text:style-name="P11"><text:soft-page-break/><text:span text:style-name="T9"><text:tab/>| sudo dd if=./boot.bin of=/dev/sdb<text:tab/><text:tab/>//if: input file, of: output file</text:span></text:p>
      <text:p text:style-name="P12"><text:span text:style-name="T9"/></text:p>
      <text:p text:style-name="P12"><text:span text:style-name="T8">Bu işlemden sonra USB’de file system bulunmaz. Yalnızca raw/binary data vardır.</text:span></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57:27.743569109</meta:creation-date>
    <dc:date>2024-02-25T23:28:14.645550827</dc:date>
    <meta:editing-duration>PT1H5M30S</meta:editing-duration>
    <meta:editing-cycles>6</meta:editing-cycles>
    <meta:generator>LibreOffice/7.3.7.2$Linux_X86_64 LibreOffice_project/30$Build-2</meta:generator>
    <meta:document-statistic meta:table-count="0" meta:image-count="3" meta:object-count="0" meta:page-count="3" meta:paragraph-count="40" meta:word-count="439" meta:character-count="3087" meta:non-whitespace-character-count="2668"/>
  </office:meta>
</office:document-meta>
</file>